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2-01-13 16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9896" calcext:value-type="float">
            <text:p>7.54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2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9896" calcext:value-type="float">
            <text:p>7.54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2-0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9208" calcext:value-type="float">
            <text:p>7.37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2-0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4448" calcext:value-type="float">
            <text:p>7.39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2-0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8832" calcext:value-type="float">
            <text:p>7.41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2-0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9208" calcext:value-type="float">
            <text:p>7.37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2-0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8352" calcext:value-type="float">
            <text:p>7.38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2-0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9688" calcext:value-type="float">
            <text:p>7.40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2-0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4344" calcext:value-type="float">
            <text:p>7.32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2-0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2-0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5304" calcext:value-type="float">
            <text:p>7.38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2-0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284" calcext:value-type="float">
            <text:p>7.48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2-0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0064" calcext:value-type="float">
            <text:p>7.37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2-0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1776" calcext:value-type="float">
            <text:p>7.35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1-12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9208" calcext:value-type="float">
            <text:p>7.37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1-12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2736" calcext:value-type="float">
            <text:p>7.41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1-12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7976" calcext:value-type="float">
            <text:p>7.42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1-1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9312" calcext:value-type="float">
            <text:p>7.4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1-1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9312" calcext:value-type="float">
            <text:p>7.4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1-1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7224" calcext:value-type="float">
            <text:p>7.50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1-1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284" calcext:value-type="float">
            <text:p>7.48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1-1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6264" calcext:value-type="float">
            <text:p>7.44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1-1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188" calcext:value-type="float">
            <text:p>7.4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1-1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3968" calcext:value-type="float">
            <text:p>7.36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1-1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7392" calcext:value-type="float">
            <text:p>7.32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1-1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5784" calcext:value-type="float">
            <text:p>7.41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1-1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3696" calcext:value-type="float">
            <text:p>7.47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1-1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1984" calcext:value-type="float">
            <text:p>7.4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1-1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2464" calcext:value-type="float">
            <text:p>7.5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1-1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5512" calcext:value-type="float">
            <text:p>7.52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1-1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38" calcext:value-type="float">
            <text:p>7.54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1-1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2944" calcext:value-type="float">
            <text:p>7.55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1-1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7704" calcext:value-type="float">
            <text:p>7.53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1-1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904" calcext:value-type="float">
            <text:p>7.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1-1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4656" calcext:value-type="float">
            <text:p>7.53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1-1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9896" calcext:value-type="float">
            <text:p>7.54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1-1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7704" calcext:value-type="float">
            <text:p>7.53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1-1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9416" calcext:value-type="float">
            <text:p>7.51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1-1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428" calcext:value-type="float">
            <text:p>7.57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1-1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904" calcext:value-type="float">
            <text:p>7.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1-1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8184" calcext:value-type="float">
            <text:p>7.56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1-1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2944" calcext:value-type="float">
            <text:p>7.55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1-1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8184" calcext:value-type="float">
            <text:p>7.56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1-1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9896" calcext:value-type="float">
            <text:p>7.54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1-1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8184" calcext:value-type="float">
            <text:p>7.56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1-1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5992" calcext:value-type="float">
            <text:p>7.55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1-1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9896" calcext:value-type="float">
            <text:p>7.54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1-1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9896" calcext:value-type="float">
            <text:p>7.54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1-1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6848" calcext:value-type="float">
            <text:p>7.54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1-1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1232" calcext:value-type="float">
            <text:p>7.57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1-1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904" calcext:value-type="float">
            <text:p>7.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1-1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904" calcext:value-type="float">
            <text:p>7.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1-1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7704" calcext:value-type="float">
            <text:p>7.53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1-1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856" calcext:value-type="float">
            <text:p>7.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1-1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7704" calcext:value-type="float">
            <text:p>7.53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1-1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38" calcext:value-type="float">
            <text:p>7.54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1-1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2568" calcext:value-type="float">
            <text:p>7.5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1-1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952" calcext:value-type="float">
            <text:p>7.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1-1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8664" calcext:value-type="float">
            <text:p>7.5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1-1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6472" calcext:value-type="float">
            <text:p>7.58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1-1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0376" calcext:value-type="float">
            <text:p>7.58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1-1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5512" calcext:value-type="float">
            <text:p>7.52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1-1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6368" calcext:value-type="float">
            <text:p>7.51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1-1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6848" calcext:value-type="float">
            <text:p>7.54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1-1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38" calcext:value-type="float">
            <text:p>7.54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1-1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5136" calcext:value-type="float">
            <text:p>7.5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1-1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1232" calcext:value-type="float">
            <text:p>7.57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1-1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2088" calcext:value-type="float">
            <text:p>7.56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1-1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4656" calcext:value-type="float">
            <text:p>7.53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1-1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0376" calcext:value-type="float">
            <text:p>7.58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1-1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6096" calcext:value-type="float">
            <text:p>7.6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1-1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2192" calcext:value-type="float">
            <text:p>7.6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1-1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2672" calcext:value-type="float">
            <text:p>7.6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1-1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0104" calcext:value-type="float">
            <text:p>7.6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1-1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2296" calcext:value-type="float">
            <text:p>7.70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1-10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3632" calcext:value-type="float">
            <text:p>7.72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1-10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8872" calcext:value-type="float">
            <text:p>7.73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1-10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8872" calcext:value-type="float">
            <text:p>7.73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1-10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62" calcext:value-type="float">
            <text:p>7.6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1-10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8496" calcext:value-type="float">
            <text:p>7.7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1-10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8976" calcext:value-type="float">
            <text:p>7.80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1-10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3256" calcext:value-type="float">
            <text:p>7.76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1-10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1-10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9832" calcext:value-type="float">
            <text:p>7.79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1-10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0688" calcext:value-type="float">
            <text:p>7.79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1-10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3736" calcext:value-type="float">
            <text:p>7.79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1-10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6784" calcext:value-type="float">
            <text:p>7.79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1-10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3736" calcext:value-type="float">
            <text:p>7.79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1-10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9352" calcext:value-type="float">
            <text:p>7.76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1-10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24" calcext:value-type="float">
            <text:p>7.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1-10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5448" calcext:value-type="float">
            <text:p>7.77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1-10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24" calcext:value-type="float">
            <text:p>7.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1-10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8496" calcext:value-type="float">
            <text:p>7.7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1-10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9832" calcext:value-type="float">
            <text:p>7.79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1-10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812" calcext:value-type="float">
            <text:p>7.81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1-10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9832" calcext:value-type="float">
            <text:p>7.79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1-10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2024" calcext:value-type="float">
            <text:p>7.81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1-10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6408" calcext:value-type="float">
            <text:p>7.83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1-10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2504" calcext:value-type="float">
            <text:p>7.84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1-10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4696" calcext:value-type="float">
            <text:p>7.85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1-10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9936" calcext:value-type="float">
            <text:p>7.86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1-10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9936" calcext:value-type="float">
            <text:p>7.86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1-10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5552" calcext:value-type="float">
            <text:p>7.84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1-10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6408" calcext:value-type="float">
            <text:p>7.83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1-10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1648" calcext:value-type="float">
            <text:p>7.85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1-10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4696" calcext:value-type="float">
            <text:p>7.85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1-09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7744" calcext:value-type="float">
            <text:p>7.85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1-09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84" calcext:value-type="float">
            <text:p>7.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1-09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0792" calcext:value-type="float">
            <text:p>7.86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1-09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2984" calcext:value-type="float">
            <text:p>7.87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1-09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2128" calcext:value-type="float">
            <text:p>7.88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1-09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8224" calcext:value-type="float">
            <text:p>7.8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1-09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1272" calcext:value-type="float">
            <text:p>7.89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1-09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2608" calcext:value-type="float">
            <text:p>7.91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1-09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2608" calcext:value-type="float">
            <text:p>7.91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1-09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1-09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1272" calcext:value-type="float">
            <text:p>7.89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1-09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2608" calcext:value-type="float">
            <text:p>7.91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1-09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4424" calcext:value-type="float">
            <text:p>7.96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1-09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1376" calcext:value-type="float">
            <text:p>7.96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1-09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004" calcext:value-type="float">
            <text:p>7.94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1-09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1376" calcext:value-type="float">
            <text:p>7.96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1-09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1" calcext:value-type="float">
            <text:p>8.0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1-09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148" calcext:value-type="float">
            <text:p>8.03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1-09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5384" calcext:value-type="float">
            <text:p>8.02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1-09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7096" calcext:value-type="float">
            <text:p>8.00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1-09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8328" calcext:value-type="float">
            <text:p>7.95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1-09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6136" calcext:value-type="float">
            <text:p>7.94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1-09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1376" calcext:value-type="float">
            <text:p>7.96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1-09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8328" calcext:value-type="float">
            <text:p>7.95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1-09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9184" calcext:value-type="float">
            <text:p>7.94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1-09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432" calcext:value-type="float">
            <text:p>7.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1-09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6888" calcext:value-type="float">
            <text:p>7.86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1-09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84" calcext:value-type="float">
            <text:p>7.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1-09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432" calcext:value-type="float">
            <text:p>7.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1-09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6032" calcext:value-type="float">
            <text:p>7.87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1-08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2504" calcext:value-type="float">
            <text:p>7.84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1-08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1272" calcext:value-type="float">
            <text:p>7.89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1-08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6992" calcext:value-type="float">
            <text:p>7.93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1-08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0896" calcext:value-type="float">
            <text:p>7.93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1-08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1752" calcext:value-type="float">
            <text:p>7.9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1-08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004" calcext:value-type="float">
            <text:p>7.94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1-08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9664" calcext:value-type="float">
            <text:p>7.97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1-08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052" calcext:value-type="float">
            <text:p>7.97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1-08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7472" calcext:value-type="float">
            <text:p>7.96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1-08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1376" calcext:value-type="float">
            <text:p>7.96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1-08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004" calcext:value-type="float">
            <text:p>7.94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1-08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2232" calcext:value-type="float">
            <text:p>7.95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1-08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576" calcext:value-type="float">
            <text:p>7.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1-08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4904" calcext:value-type="float">
            <text:p>7.99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1-08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2232" calcext:value-type="float">
            <text:p>7.95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1-08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1" calcext:value-type="float">
            <text:p>8.0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1-08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3672" calcext:value-type="float">
            <text:p>8.04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1-08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0624" calcext:value-type="float">
            <text:p>8.04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1-08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7576" calcext:value-type="float">
            <text:p>8.03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1-08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2336" calcext:value-type="float">
            <text:p>8.02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1-08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624" calcext:value-type="float">
            <text:p>8.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1-08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4048" calcext:value-type="float">
            <text:p>8.00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1-08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8808" calcext:value-type="float">
            <text:p>7.98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1-08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1" calcext:value-type="float">
            <text:p>8.0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1-08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0144" calcext:value-type="float">
            <text:p>8.0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1-08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4904" calcext:value-type="float">
            <text:p>7.99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1-08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9664" calcext:value-type="float">
            <text:p>7.97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1-08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8808" calcext:value-type="float">
            <text:p>7.98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1-08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9664" calcext:value-type="float">
            <text:p>7.97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1-08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0624" calcext:value-type="float">
            <text:p>8.04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1-08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5864" calcext:value-type="float">
            <text:p>8.05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1-07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9768" calcext:value-type="float">
            <text:p>8.04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1-07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9288" calcext:value-type="float">
            <text:p>8.01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1-07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9664" calcext:value-type="float">
            <text:p>7.97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1-07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8808" calcext:value-type="float">
            <text:p>7.98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1-07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2712" calcext:value-type="float">
            <text:p>7.98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1-07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3568" calcext:value-type="float">
            <text:p>7.9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1-07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9664" calcext:value-type="float">
            <text:p>7.97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1-07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3568" calcext:value-type="float">
            <text:p>7.9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1-07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7096" calcext:value-type="float">
            <text:p>8.00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1-07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5864" calcext:value-type="float">
            <text:p>8.05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1-07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196" calcext:value-type="float">
            <text:p>8.06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1-07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6344" calcext:value-type="float">
            <text:p>8.08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1-07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1-07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9872" calcext:value-type="float">
            <text:p>8.11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1-07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9872" calcext:value-type="float">
            <text:p>8.11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1-07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4632" calcext:value-type="float">
            <text:p>8.10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1-07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1-07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292" calcext:value-type="float">
            <text:p>8.12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1-07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292" calcext:value-type="float">
            <text:p>8.12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1-07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292" calcext:value-type="float">
            <text:p>8.12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1-07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8536" calcext:value-type="float">
            <text:p>8.09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1-07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292" calcext:value-type="float">
            <text:p>8.12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1-07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34" calcext:value-type="float">
            <text:p>8.15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1-07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3776" calcext:value-type="float">
            <text:p>8.11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1-07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4632" calcext:value-type="float">
            <text:p>8.10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1-07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0352" calcext:value-type="float">
            <text:p>8.15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1-07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1208" calcext:value-type="float">
            <text:p>8.14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1-07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1-07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2544" calcext:value-type="float">
            <text:p>8.16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1-07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2168" calcext:value-type="float">
            <text:p>8.20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1-07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8264" calcext:value-type="float">
            <text:p>8.20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1-06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2648" calcext:value-type="float">
            <text:p>8.23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1-06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8744" calcext:value-type="float">
            <text:p>8.23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1-06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1-06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7408" calcext:value-type="float">
            <text:p>8.21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1-06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7408" calcext:value-type="float">
            <text:p>8.21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1-06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3024" calcext:value-type="float">
            <text:p>8.19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1-06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5968" calcext:value-type="float">
            <text:p>8.12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1-06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7784" calcext:value-type="float">
            <text:p>8.17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1-06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8264" calcext:value-type="float">
            <text:p>8.20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1-06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3024" calcext:value-type="float">
            <text:p>8.19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1-06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7304" calcext:value-type="float">
            <text:p>8.14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1-06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1208" calcext:value-type="float">
            <text:p>8.14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1-06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5112" calcext:value-type="float">
            <text:p>8.13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1-06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4632" calcext:value-type="float">
            <text:p>8.10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1-06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6824" calcext:value-type="float">
            <text:p>8.11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1-06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3776" calcext:value-type="float">
            <text:p>8.11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1-06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196" calcext:value-type="float">
            <text:p>8.06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1-06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5008" calcext:value-type="float">
            <text:p>8.06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1-06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4256" calcext:value-type="float">
            <text:p>8.14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1-06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6448" calcext:value-type="float">
            <text:p>8.15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1-06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2544" calcext:value-type="float">
            <text:p>8.16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1-06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2544" calcext:value-type="float">
            <text:p>8.16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1-06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7304" calcext:value-type="float">
            <text:p>8.14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1-06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9016" calcext:value-type="float">
            <text:p>8.12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1-06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0728" calcext:value-type="float">
            <text:p>8.11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1-06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4152" calcext:value-type="float">
            <text:p>8.07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1-06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8912" calcext:value-type="float">
            <text:p>8.05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1-06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8432" calcext:value-type="float">
            <text:p>8.02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1-06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7952" calcext:value-type="float">
            <text:p>7.99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1-06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6616" calcext:value-type="float">
            <text:p>7.97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1-05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7472" calcext:value-type="float">
            <text:p>7.96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1-05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4424" calcext:value-type="float">
            <text:p>7.96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1-05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5656" calcext:value-type="float">
            <text:p>7.91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1-05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432" calcext:value-type="float">
            <text:p>7.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1-05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1272" calcext:value-type="float">
            <text:p>7.89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1-05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9936" calcext:value-type="float">
            <text:p>7.86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1-05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5552" calcext:value-type="float">
            <text:p>7.84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1-05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1-05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2024" calcext:value-type="float">
            <text:p>7.81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1-05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6784" calcext:value-type="float">
            <text:p>7.79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1-05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1544" calcext:value-type="float">
            <text:p>7.78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1-05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24" calcext:value-type="float">
            <text:p>7.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1-05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5344" calcext:value-type="float">
            <text:p>7.70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1-05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7912" calcext:value-type="float">
            <text:p>7.6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1-05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1816" calcext:value-type="float">
            <text:p>7.67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1-05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1816" calcext:value-type="float">
            <text:p>7.67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1-05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2672" calcext:value-type="float">
            <text:p>7.6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1-05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2192" calcext:value-type="float">
            <text:p>7.6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1-05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3904" calcext:value-type="float">
            <text:p>7.6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1-05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1-05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1-05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8768" calcext:value-type="float">
            <text:p>7.66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1-05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1336" calcext:value-type="float">
            <text:p>7.6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1-05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1232" calcext:value-type="float">
            <text:p>7.57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1-05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38" calcext:value-type="float">
            <text:p>7.54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1-05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1608" calcext:value-type="float">
            <text:p>7.53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1-05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6848" calcext:value-type="float">
            <text:p>7.54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1-05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1128" calcext:value-type="float">
            <text:p>7.50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1-05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236" calcext:value-type="float">
            <text:p>7.45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1-05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188" calcext:value-type="float">
            <text:p>7.4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1-05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7496" calcext:value-type="float">
            <text:p>7.39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1-04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4928" calcext:value-type="float">
            <text:p>7.42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1-04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9208" calcext:value-type="float">
            <text:p>7.37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1-04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9208" calcext:value-type="float">
            <text:p>7.37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1-04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4824" calcext:value-type="float">
            <text:p>7.35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1-04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4344" calcext:value-type="float">
            <text:p>7.32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1-04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044" calcext:value-type="float">
            <text:p>7.33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1-04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1296" calcext:value-type="float">
            <text:p>7.32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1-04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0064" calcext:value-type="float">
            <text:p>7.37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1-04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9208" calcext:value-type="float">
            <text:p>7.37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1-04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2632" calcext:value-type="float">
            <text:p>7.34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1-04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0816" calcext:value-type="float">
            <text:p>7.29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1-04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2152" calcext:value-type="float">
            <text:p>7.31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1-04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5576" calcext:value-type="float">
            <text:p>7.27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1-04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9856" calcext:value-type="float">
            <text:p>7.22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1-04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7664" calcext:value-type="float">
            <text:p>7.21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1-04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8144" calcext:value-type="float">
            <text:p>7.24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1-04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0712" calcext:value-type="float">
            <text:p>7.22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1-04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1568" calcext:value-type="float">
            <text:p>7.21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1-04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7184" calcext:value-type="float">
            <text:p>7.18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1-04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3656" calcext:value-type="float">
            <text:p>7.15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1-04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4032" calcext:value-type="float">
            <text:p>7.11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1-04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9272" calcext:value-type="float">
            <text:p>7.12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1-04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7936" calcext:value-type="float">
            <text:p>7.10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1-04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3176" calcext:value-type="float">
            <text:p>7.12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1-04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0984" calcext:value-type="float">
            <text:p>7.11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1-04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0128" calcext:value-type="float">
            <text:p>7.12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1-04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0128" calcext:value-type="float">
            <text:p>7.12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1-04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4032" calcext:value-type="float">
            <text:p>7.11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1-04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0504" calcext:value-type="float">
            <text:p>7.08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1-04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5744" calcext:value-type="float">
            <text:p>7.09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1-03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6976" calcext:value-type="float">
            <text:p>7.04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1-03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0024" calcext:value-type="float">
            <text:p>7.05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1-03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0024" calcext:value-type="float">
            <text:p>7.05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1-03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6976" calcext:value-type="float">
            <text:p>7.04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1-03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1-03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9168" calcext:value-type="float">
            <text:p>7.05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1-03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564" calcext:value-type="float">
            <text:p>7.02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1-03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1-03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3824" calcext:value-type="float">
            <text:p>6.97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1-03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944" calcext:value-type="float">
            <text:p>6.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1-03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944" calcext:value-type="float">
            <text:p>6.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1-03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564" calcext:value-type="float">
            <text:p>7.02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1-03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2696" calcext:value-type="float">
            <text:p>7.09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1-03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516" calcext:value-type="float">
            <text:p>6.99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1-03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2592" calcext:value-type="float">
            <text:p>7.02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1-03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7352" calcext:value-type="float">
            <text:p>7.00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1-03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1256" calcext:value-type="float">
            <text:p>7.00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1-03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1256" calcext:value-type="float">
            <text:p>7.00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1-03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7832" calcext:value-type="float">
            <text:p>7.03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1-03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8688" calcext:value-type="float">
            <text:p>7.02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1-03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6496" calcext:value-type="float">
            <text:p>7.01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1-03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4784" calcext:value-type="float">
            <text:p>7.03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1-03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3072" calcext:value-type="float">
            <text:p>7.05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1-03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3448" calcext:value-type="float">
            <text:p>7.01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1-03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2968" calcext:value-type="float">
            <text:p>6.98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1-03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3344" calcext:value-type="float">
            <text:p>6.94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1-03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8584" calcext:value-type="float">
            <text:p>6.95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1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6184" calcext:value-type="float">
            <text:p>6.80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1-03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42" calcext:value-type="float">
            <text:p>6.93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1-03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2384" calcext:value-type="float">
            <text:p>6.88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1-03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3824" calcext:value-type="float">
            <text:p>6.97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1-03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564" calcext:value-type="float">
            <text:p>7.02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1-0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9544" calcext:value-type="float">
            <text:p>7.01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1-0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4304" calcext:value-type="float">
            <text:p>7.00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1-0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4304" calcext:value-type="float">
            <text:p>7.00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1-0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7832" calcext:value-type="float">
            <text:p>7.03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1-0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3928" calcext:value-type="float">
            <text:p>7.04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1-0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6976" calcext:value-type="float">
            <text:p>7.04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1-0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2592" calcext:value-type="float">
            <text:p>7.02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1-0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2216" calcext:value-type="float">
            <text:p>7.06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1-0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7456" calcext:value-type="float">
            <text:p>7.07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1-0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7832" calcext:value-type="float">
            <text:p>7.03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1-0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9544" calcext:value-type="float">
            <text:p>7.01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1-0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4888" calcext:value-type="float">
            <text:p>7.10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1-0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66" calcext:value-type="float">
            <text:p>7.08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1-0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6496" calcext:value-type="float">
            <text:p>7.01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1-0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6976" calcext:value-type="float">
            <text:p>7.04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1-0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4784" calcext:value-type="float">
            <text:p>7.03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1-0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4408" calcext:value-type="float">
            <text:p>7.07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1-0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4032" calcext:value-type="float">
            <text:p>7.11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1-0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6704" calcext:value-type="float">
            <text:p>7.15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1-0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28" calcext:value-type="float">
            <text:p>7.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1-0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1944" calcext:value-type="float">
            <text:p>7.17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1-0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4512" calcext:value-type="float">
            <text:p>7.14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1-0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804" calcext:value-type="float">
            <text:p>7.17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1-0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0232" calcext:value-type="float">
            <text:p>7.19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1-0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852" calcext:value-type="float">
            <text:p>7.20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1-0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4616" calcext:value-type="float">
            <text:p>7.21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1-0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9376" calcext:value-type="float">
            <text:p>7.19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1-0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2424" calcext:value-type="float">
            <text:p>7.20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1-01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804" calcext:value-type="float">
            <text:p>7.17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1-0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0712" calcext:value-type="float">
            <text:p>7.22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1-0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0336" calcext:value-type="float">
            <text:p>7.26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1-0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2152" calcext:value-type="float">
            <text:p>7.31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1-0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7288" calcext:value-type="float">
            <text:p>7.25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1-0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2528" calcext:value-type="float">
            <text:p>7.27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1-0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424" calcext:value-type="float">
            <text:p>7.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1-0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7768" calcext:value-type="float">
            <text:p>7.28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1-0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6056" calcext:value-type="float">
            <text:p>7.30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1-0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1-0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1-0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1504" calcext:value-type="float">
            <text:p>7.4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1-0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3696" calcext:value-type="float">
            <text:p>7.47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1-0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1504" calcext:value-type="float">
            <text:p>7.4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1-0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3592" calcext:value-type="float">
            <text:p>7.40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1-0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14" calcext:value-type="float">
            <text:p>7.39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1-0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1296" calcext:value-type="float">
            <text:p>7.32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1-0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7016" calcext:value-type="float">
            <text:p>7.36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1-0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1-0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5304" calcext:value-type="float">
            <text:p>7.38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1-0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1-0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3592" calcext:value-type="float">
            <text:p>7.40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1-0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14" calcext:value-type="float">
            <text:p>7.39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1-0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1776" calcext:value-type="float">
            <text:p>7.35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1-0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5304" calcext:value-type="float">
            <text:p>7.38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1-0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9312" calcext:value-type="float">
            <text:p>7.4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1-0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1504" calcext:value-type="float">
            <text:p>7.4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1-0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5032" calcext:value-type="float">
            <text:p>7.49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1-0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7704" calcext:value-type="float">
            <text:p>7.53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1-0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2944" calcext:value-type="float">
            <text:p>7.55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1-0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38" calcext:value-type="float">
            <text:p>7.54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0-12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7224" calcext:value-type="float">
            <text:p>7.50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0-12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4176" calcext:value-type="float">
            <text:p>7.50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0-12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0376" calcext:value-type="float">
            <text:p>7.58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0-1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1232" calcext:value-type="float">
            <text:p>7.57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0-1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428" calcext:value-type="float">
            <text:p>7.57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0-1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0856" calcext:value-type="float">
            <text:p>7.61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0-1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4008" calcext:value-type="float">
            <text:p>7.6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0-1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3696" calcext:value-type="float">
            <text:p>7.47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0-1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38" calcext:value-type="float">
            <text:p>7.54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0-1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3904" calcext:value-type="float">
            <text:p>7.6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0-1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4656" calcext:value-type="float">
            <text:p>7.53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0-1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5512" calcext:value-type="float">
            <text:p>7.52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0-1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476" calcext:value-type="float">
            <text:p>7.6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0-1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6576" calcext:value-type="float">
            <text:p>7.6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0-1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3904" calcext:value-type="float">
            <text:p>7.6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0-1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1128" calcext:value-type="float">
            <text:p>7.50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0-1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904" calcext:value-type="float">
            <text:p>7.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0-1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6952" calcext:value-type="float">
            <text:p>7.61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0-1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7808" calcext:value-type="float">
            <text:p>7.6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0-1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7808" calcext:value-type="float">
            <text:p>7.6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0-1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6096" calcext:value-type="float">
            <text:p>7.6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0-1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0-1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3152" calcext:value-type="float">
            <text:p>7.69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0-1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8768" calcext:value-type="float">
            <text:p>7.66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0-1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0-1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7536" calcext:value-type="float">
            <text:p>7.71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0-1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9832" calcext:value-type="float">
            <text:p>7.79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0-1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4112" calcext:value-type="float">
            <text:p>7.75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0-1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2024" calcext:value-type="float">
            <text:p>7.81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0-1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9936" calcext:value-type="float">
            <text:p>7.86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0-1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3944" calcext:value-type="float">
            <text:p>7.93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0-1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8976" calcext:value-type="float">
            <text:p>7.80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0-1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716" calcext:value-type="float">
            <text:p>7.75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0-1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812" calcext:value-type="float">
            <text:p>7.81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0-1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4696" calcext:value-type="float">
            <text:p>7.85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0-1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6408" calcext:value-type="float">
            <text:p>7.83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0-1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9832" calcext:value-type="float">
            <text:p>7.79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0-1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0688" calcext:value-type="float">
            <text:p>7.79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0-1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3736" calcext:value-type="float">
            <text:p>7.79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0-1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4592" calcext:value-type="float">
            <text:p>7.78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0-1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0312" calcext:value-type="float">
            <text:p>7.83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0-1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9456" calcext:value-type="float">
            <text:p>7.83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0-1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86" calcext:value-type="float">
            <text:p>7.84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0-1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86" calcext:value-type="float">
            <text:p>7.84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0-1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7744" calcext:value-type="float">
            <text:p>7.85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0-1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5072" calcext:value-type="float">
            <text:p>7.81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0-1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24" calcext:value-type="float">
            <text:p>7.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0-1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6784" calcext:value-type="float">
            <text:p>7.79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0-1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5448" calcext:value-type="float">
            <text:p>7.77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0-1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0-1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6408" calcext:value-type="float">
            <text:p>7.83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0-1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86" calcext:value-type="float">
            <text:p>7.84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0-1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9936" calcext:value-type="float">
            <text:p>7.86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0-1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3464" calcext:value-type="float">
            <text:p>7.90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0-1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7472" calcext:value-type="float">
            <text:p>7.96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0-1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624" calcext:value-type="float">
            <text:p>8.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0-1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3296" calcext:value-type="float">
            <text:p>8.08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0-1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4632" calcext:value-type="float">
            <text:p>8.10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0-1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0-1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9392" calcext:value-type="float">
            <text:p>8.08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0-1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8432" calcext:value-type="float">
            <text:p>8.02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0-10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4528" calcext:value-type="float">
            <text:p>8.03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0-10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7304" calcext:value-type="float">
            <text:p>8.14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0-10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0624" calcext:value-type="float">
            <text:p>8.04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0-10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5008" calcext:value-type="float">
            <text:p>8.06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0-10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3296" calcext:value-type="float">
            <text:p>8.08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0-10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9768" calcext:value-type="float">
            <text:p>8.04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0-10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3672" calcext:value-type="float">
            <text:p>8.04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0-10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2816" calcext:value-type="float">
            <text:p>8.05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0-10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5864" calcext:value-type="float">
            <text:p>8.05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0-10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8912" calcext:value-type="float">
            <text:p>8.05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0-10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196" calcext:value-type="float">
            <text:p>8.06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0-10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7576" calcext:value-type="float">
            <text:p>8.03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0-10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4904" calcext:value-type="float">
            <text:p>7.99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0-10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1856" calcext:value-type="float">
            <text:p>7.99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0-10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1" calcext:value-type="float">
            <text:p>8.0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0-10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1856" calcext:value-type="float">
            <text:p>7.99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0-10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528" calcext:value-type="float">
            <text:p>7.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0-10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9664" calcext:value-type="float">
            <text:p>7.97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0-10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7576" calcext:value-type="float">
            <text:p>8.03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0-10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672" calcext:value-type="float">
            <text:p>8.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0-10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148" calcext:value-type="float">
            <text:p>8.03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0-10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3672" calcext:value-type="float">
            <text:p>8.04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0-10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9392" calcext:value-type="float">
            <text:p>8.08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0-10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4632" calcext:value-type="float">
            <text:p>8.10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0-10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1104" calcext:value-type="float">
            <text:p>8.07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0-10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2816" calcext:value-type="float">
            <text:p>8.05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0-10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8912" calcext:value-type="float">
            <text:p>8.05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0-10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5008" calcext:value-type="float">
            <text:p>8.06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0-10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0-10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0352" calcext:value-type="float">
            <text:p>8.15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0-10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0832" calcext:value-type="float">
            <text:p>8.18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0-09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7408" calcext:value-type="float">
            <text:p>8.21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0-09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0-09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2168" calcext:value-type="float">
            <text:p>8.20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0-09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8744" calcext:value-type="float">
            <text:p>8.23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0-09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1792" calcext:value-type="float">
            <text:p>8.24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0-09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436" calcext:value-type="float">
            <text:p>8.21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0-09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5216" calcext:value-type="float">
            <text:p>8.20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0-09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2168" calcext:value-type="float">
            <text:p>8.20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0-09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9976" calcext:value-type="float">
            <text:p>8.18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0-09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388" calcext:value-type="float">
            <text:p>8.18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0-09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0-09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5216" calcext:value-type="float">
            <text:p>8.20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0-09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1416" calcext:value-type="float">
            <text:p>8.28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0-09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2648" calcext:value-type="float">
            <text:p>8.23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0-09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9224" calcext:value-type="float">
            <text:p>8.26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0-09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1896" calcext:value-type="float">
            <text:p>8.31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0-09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0288" calcext:value-type="float">
            <text:p>8.40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0-09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3336" calcext:value-type="float">
            <text:p>8.40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0-09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7344" calcext:value-type="float">
            <text:p>8.46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0-09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0016" calcext:value-type="float">
            <text:p>8.51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0-09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392" calcext:value-type="float">
            <text:p>8.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0-09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0392" calcext:value-type="float">
            <text:p>8.47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0-09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0392" calcext:value-type="float">
            <text:p>8.47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0-09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868" calcext:value-type="float">
            <text:p>8.48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0-09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3064" calcext:value-type="float">
            <text:p>8.51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0-09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4024" calcext:value-type="float">
            <text:p>8.57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0-09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0-09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0-09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5256" calcext:value-type="float">
            <text:p>8.52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0-09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392" calcext:value-type="float">
            <text:p>8.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0-08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4776" calcext:value-type="float">
            <text:p>8.49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0-08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7928" calcext:value-type="float">
            <text:p>8.56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0-08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8408" calcext:value-type="float">
            <text:p>8.59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0-08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3168" calcext:value-type="float">
            <text:p>8.58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0-08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6216" calcext:value-type="float">
            <text:p>8.58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0-08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6696" calcext:value-type="float">
            <text:p>8.61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0-08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7552" calcext:value-type="float">
            <text:p>8.60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0-08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8408" calcext:value-type="float">
            <text:p>8.59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0-08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012" calcext:value-type="float">
            <text:p>8.58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0-08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2688" calcext:value-type="float">
            <text:p>8.55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0-08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916" calcext:value-type="float">
            <text:p>8.51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0-08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4776" calcext:value-type="float">
            <text:p>8.49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0-08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0392" calcext:value-type="float">
            <text:p>8.47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0-08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3816" calcext:value-type="float">
            <text:p>8.43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0-08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9912" calcext:value-type="float">
            <text:p>8.43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0-08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344" calcext:value-type="float">
            <text:p>8.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0-08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1728" calcext:value-type="float">
            <text:p>8.49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0-08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3064" calcext:value-type="float">
            <text:p>8.51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0-08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3064" calcext:value-type="float">
            <text:p>8.51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0-08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4776" calcext:value-type="float">
            <text:p>8.49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0-08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5632" calcext:value-type="float">
            <text:p>8.48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0-08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2584" calcext:value-type="float">
            <text:p>8.48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0-08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5632" calcext:value-type="float">
            <text:p>8.48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0-08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5152" calcext:value-type="float">
            <text:p>8.45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0-08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296" calcext:value-type="float">
            <text:p>8.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0-08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3816" calcext:value-type="float">
            <text:p>8.43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0-08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4672" calcext:value-type="float">
            <text:p>8.42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0-08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4672" calcext:value-type="float">
            <text:p>8.42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0-08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4568" calcext:value-type="float">
            <text:p>8.35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0-08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6008" calcext:value-type="float">
            <text:p>8.44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0-08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868" calcext:value-type="float">
            <text:p>8.48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0-07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4776" calcext:value-type="float">
            <text:p>8.49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0-07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868" calcext:value-type="float">
            <text:p>8.48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0-07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9536" calcext:value-type="float">
            <text:p>8.47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0-07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3816" calcext:value-type="float">
            <text:p>8.43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0-07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0288" calcext:value-type="float">
            <text:p>8.40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0-07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1144" calcext:value-type="float">
            <text:p>8.39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0-07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7616" calcext:value-type="float">
            <text:p>8.35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0-07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7136" calcext:value-type="float">
            <text:p>8.32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0-07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3128" calcext:value-type="float">
            <text:p>8.26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0-07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6552" calcext:value-type="float">
            <text:p>8.22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0-07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6928" calcext:value-type="float">
            <text:p>8.18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0-07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34" calcext:value-type="float">
            <text:p>8.15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0-07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0728" calcext:value-type="float">
            <text:p>8.11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0-07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6344" calcext:value-type="float">
            <text:p>8.08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0-07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196" calcext:value-type="float">
            <text:p>8.06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0-07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7576" calcext:value-type="float">
            <text:p>8.03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0-07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148" calcext:value-type="float">
            <text:p>8.03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0-07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4048" calcext:value-type="float">
            <text:p>8.00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0-07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4904" calcext:value-type="float">
            <text:p>7.99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0-07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7472" calcext:value-type="float">
            <text:p>7.96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0-07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6616" calcext:value-type="float">
            <text:p>7.97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0-07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8808" calcext:value-type="float">
            <text:p>7.98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0-07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7952" calcext:value-type="float">
            <text:p>7.99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0-07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5864" calcext:value-type="float">
            <text:p>8.05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0-07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4152" calcext:value-type="float">
            <text:p>8.07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0-07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196" calcext:value-type="float">
            <text:p>8.06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0-07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148" calcext:value-type="float">
            <text:p>8.03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0-07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624" calcext:value-type="float">
            <text:p>8.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0-07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2712" calcext:value-type="float">
            <text:p>7.98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0-07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1856" calcext:value-type="float">
            <text:p>7.99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0-07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7472" calcext:value-type="float">
            <text:p>7.96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0-06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4424" calcext:value-type="float">
            <text:p>7.96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0-06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576" calcext:value-type="float">
            <text:p>7.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0-06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1856" calcext:value-type="float">
            <text:p>7.99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0-06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9288" calcext:value-type="float">
            <text:p>8.01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0-06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4528" calcext:value-type="float">
            <text:p>8.03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0-06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9288" calcext:value-type="float">
            <text:p>8.01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0-06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9288" calcext:value-type="float">
            <text:p>8.01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0-06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4048" calcext:value-type="float">
            <text:p>8.00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0-06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1856" calcext:value-type="float">
            <text:p>7.99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0-06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3568" calcext:value-type="float">
            <text:p>7.9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0-06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1376" calcext:value-type="float">
            <text:p>7.96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0-06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8328" calcext:value-type="float">
            <text:p>7.95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0-06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8328" calcext:value-type="float">
            <text:p>7.95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0-06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9184" calcext:value-type="float">
            <text:p>7.94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0-06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1752" calcext:value-type="float">
            <text:p>7.9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0-06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2608" calcext:value-type="float">
            <text:p>7.91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0-06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8224" calcext:value-type="float">
            <text:p>7.8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0-06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7368" calcext:value-type="float">
            <text:p>7.89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0-06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2232" calcext:value-type="float">
            <text:p>7.95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0-06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528" calcext:value-type="float">
            <text:p>7.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0-06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3464" calcext:value-type="float">
            <text:p>7.90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0-06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2128" calcext:value-type="float">
            <text:p>7.88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0-06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3464" calcext:value-type="float">
            <text:p>7.90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0-06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6992" calcext:value-type="float">
            <text:p>7.93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0-06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1752" calcext:value-type="float">
            <text:p>7.9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0-06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908" calcext:value-type="float">
            <text:p>7.87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0-06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908" calcext:value-type="float">
            <text:p>7.87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0-06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0792" calcext:value-type="float">
            <text:p>7.86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0-06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1168" calcext:value-type="float">
            <text:p>7.82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0-06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5824" calcext:value-type="float">
            <text:p>7.73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0-05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9352" calcext:value-type="float">
            <text:p>7.76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0-05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8976" calcext:value-type="float">
            <text:p>7.80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0-05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5928" calcext:value-type="float">
            <text:p>7.80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0-05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8496" calcext:value-type="float">
            <text:p>7.7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0-05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3632" calcext:value-type="float">
            <text:p>7.72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0-05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0584" calcext:value-type="float">
            <text:p>7.72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0-05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4592" calcext:value-type="float">
            <text:p>7.78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0-05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2504" calcext:value-type="float">
            <text:p>7.84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0-05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0-05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3736" calcext:value-type="float">
            <text:p>7.79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0-05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8016" calcext:value-type="float">
            <text:p>7.74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0-05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7536" calcext:value-type="float">
            <text:p>7.71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0-05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0584" calcext:value-type="float">
            <text:p>7.72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0-05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7056" calcext:value-type="float">
            <text:p>7.6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0-05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8768" calcext:value-type="float">
            <text:p>7.66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0-05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0104" calcext:value-type="float">
            <text:p>7.6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0-05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9248" calcext:value-type="float">
            <text:p>7.6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0-05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5344" calcext:value-type="float">
            <text:p>7.70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0-05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0104" calcext:value-type="float">
            <text:p>7.6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0-05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3528" calcext:value-type="float">
            <text:p>7.65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0-05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0-05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7328" calcext:value-type="float">
            <text:p>7.57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0-05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428" calcext:value-type="float">
            <text:p>7.57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0-05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7224" calcext:value-type="float">
            <text:p>7.50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0-05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0648" calcext:value-type="float">
            <text:p>7.47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0-05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0168" calcext:value-type="float">
            <text:p>7.44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0-05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188" calcext:value-type="float">
            <text:p>7.4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0-05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0168" calcext:value-type="float">
            <text:p>7.44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0-05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3592" calcext:value-type="float">
            <text:p>7.40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0-05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5784" calcext:value-type="float">
            <text:p>7.41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0-05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236" calcext:value-type="float">
            <text:p>7.45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0-04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9688" calcext:value-type="float">
            <text:p>7.40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0-04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9688" calcext:value-type="float">
            <text:p>7.40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0-04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9312" calcext:value-type="float">
            <text:p>7.4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0-04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8936" calcext:value-type="float">
            <text:p>7.48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0-04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4072" calcext:value-type="float">
            <text:p>7.43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0-04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0544" calcext:value-type="float">
            <text:p>7.40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0-04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7496" calcext:value-type="float">
            <text:p>7.39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0-04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5304" calcext:value-type="float">
            <text:p>7.38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0-04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1024" calcext:value-type="float">
            <text:p>7.4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0-04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8352" calcext:value-type="float">
            <text:p>7.38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0-04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5304" calcext:value-type="float">
            <text:p>7.38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0-04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8832" calcext:value-type="float">
            <text:p>7.41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0-04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0648" calcext:value-type="float">
            <text:p>7.47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0-04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0-04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8832" calcext:value-type="float">
            <text:p>7.41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0-04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236" calcext:value-type="float">
            <text:p>7.45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0-04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808" calcext:value-type="float">
            <text:p>7.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0-04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1504" calcext:value-type="float">
            <text:p>7.4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0-04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3592" calcext:value-type="float">
            <text:p>7.40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0-04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14" calcext:value-type="float">
            <text:p>7.39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0-04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9584" calcext:value-type="float">
            <text:p>7.33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0-04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472" calcext:value-type="float">
            <text:p>7.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0-04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5576" calcext:value-type="float">
            <text:p>7.27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0-04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8624" calcext:value-type="float">
            <text:p>7.27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0-04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5096" calcext:value-type="float">
            <text:p>7.24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0-04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4616" calcext:value-type="float">
            <text:p>7.21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0-04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2904" calcext:value-type="float">
            <text:p>7.23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0-04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7288" calcext:value-type="float">
            <text:p>7.25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0-04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8144" calcext:value-type="float">
            <text:p>7.24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0-04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2048" calcext:value-type="float">
            <text:p>7.24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0-03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2048" calcext:value-type="float">
            <text:p>7.24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0-03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7392" calcext:value-type="float">
            <text:p>7.32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0-03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3864" calcext:value-type="float">
            <text:p>7.29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0-03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2048" calcext:value-type="float">
            <text:p>7.24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0-03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4136" calcext:value-type="float">
            <text:p>7.18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0-03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9272" calcext:value-type="float">
            <text:p>7.12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0-03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4512" calcext:value-type="float">
            <text:p>7.14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0-03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28" calcext:value-type="float">
            <text:p>7.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0-03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9752" calcext:value-type="float">
            <text:p>7.15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0-03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1088" calcext:value-type="float">
            <text:p>7.18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0-03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3384" calcext:value-type="float">
            <text:p>7.26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0-03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2904" calcext:value-type="float">
            <text:p>7.23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0-03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6328" calcext:value-type="float">
            <text:p>7.19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0-03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804" calcext:value-type="float">
            <text:p>7.17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0-03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5848" calcext:value-type="float">
            <text:p>7.16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0-03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4512" calcext:value-type="float">
            <text:p>7.14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0-03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7184" calcext:value-type="float">
            <text:p>7.18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0-03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6808" calcext:value-type="float">
            <text:p>7.22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0-03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5472" calcext:value-type="float">
            <text:p>7.20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0-03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1944" calcext:value-type="float">
            <text:p>7.17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0-03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0232" calcext:value-type="float">
            <text:p>7.19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0-03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1568" calcext:value-type="float">
            <text:p>7.21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0-03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9856" calcext:value-type="float">
            <text:p>7.22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0-03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5096" calcext:value-type="float">
            <text:p>7.24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0-03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424" calcext:value-type="float">
            <text:p>7.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0-03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0-03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4888" calcext:value-type="float">
            <text:p>7.10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0-03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5472" calcext:value-type="float">
            <text:p>7.20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0-03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9" calcext:value-type="float">
            <text:p>7.2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0-03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1192" calcext:value-type="float">
            <text:p>7.25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0-03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1672" calcext:value-type="float">
            <text:p>7.28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0-02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2152" calcext:value-type="float">
            <text:p>7.31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7232" calcext:value-type="float">
            <text:p>7.31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554090322581" calcext:value-type="float">
            <text:p>7.535540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689961290323" calcext:value-type="float">
            <text:p>7.836899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40808" calcext:value-type="float">
            <text:p>8.114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132903225807" calcext:value-type="float">
            <text:p>8.4213290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82992" calcext:value-type="float">
            <text:p>8.388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922916129032" calcext:value-type="float">
            <text:p>8.679229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591535483871" calcext:value-type="float">
            <text:p>8.515915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04864" calcext:value-type="float">
            <text:p>8.260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956025806452" calcext:value-type="float">
            <text:p>7.739560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2472" calcext:value-type="float">
            <text:p>7.33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145832258065" calcext:value-type="float">
            <text:p>7.071458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605085714286" calcext:value-type="float">
            <text:p>7.156050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140375" calcext:value-type="float">
            <text:p>7.421403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445909677419" calcext:value-type="float">
            <text:p>7.704459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54296" calcext:value-type="float">
            <text:p>8.08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752929032258" calcext:value-type="float">
            <text:p>8.327529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6016" calcext:value-type="float">
            <text:p>8.25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98255483871" calcext:value-type="float">
            <text:p>8.239825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8368" calcext:value-type="float">
            <text:p>8.27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46272" calcext:value-type="float">
            <text:p>7.964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237109677419" calcext:value-type="float">
            <text:p>7.762371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77168" calcext:value-type="float">
            <text:p>7.487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595767741935" calcext:value-type="float">
            <text:p>7.30595767741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730096551724" calcext:value-type="float">
            <text:p>7.38730096551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764025806452" calcext:value-type="float">
            <text:p>7.617640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90975483871" calcext:value-type="float">
            <text:p>7.749097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96792" calcext:value-type="float">
            <text:p>7.999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645393548387" calcext:value-type="float">
            <text:p>8.056453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56736" calcext:value-type="float">
            <text:p>8.005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212722580645" calcext:value-type="float">
            <text:p>8.392127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47584516129" calcext:value-type="float">
            <text:p>8.624758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89872" calcext:value-type="float">
            <text:p>8.558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911974193549" calcext:value-type="float">
            <text:p>8.369119741935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18232" calcext:value-type="float">
            <text:p>7.88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390275" calcext:value-type="float">
            <text:p>7.603902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472028571429" calcext:value-type="float">
            <text:p>7.504720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515303225806" calcext:value-type="float">
            <text:p>7.7751530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773212903226" calcext:value-type="float">
            <text:p>8.057732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3024" calcext:value-type="float">
            <text:p>8.19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975019354839" calcext:value-type="float">
            <text:p>8.349750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97256" calcext:value-type="float">
            <text:p>8.929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290141935484" calcext:value-type="float">
            <text:p>8.932901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640722580645" calcext:value-type="float">
            <text:p>8.346407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56968" calcext:value-type="float">
            <text:p>7.835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833419354839" calcext:value-type="float">
            <text:p>7.688334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51544" calcext:value-type="float">
            <text:p>7.255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895974193548" calcext:value-type="float">
            <text:p>7.088959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14208" calcext:value-type="float">
            <text:p>7.151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503225806452" calcext:value-type="float">
            <text:p>7.325032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490477419355" calcext:value-type="float">
            <text:p>7.484904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27584" calcext:value-type="float">
            <text:p>7.642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764593548387" calcext:value-type="float">
            <text:p>7.687645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15336" calcext:value-type="float">
            <text:p>7.901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855475" calcext:value-type="float">
            <text:p>8.248554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231251612903" calcext:value-type="float">
            <text:p>8.252312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50616" calcext:value-type="float">
            <text:p>7.935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825367741936" calcext:value-type="float">
            <text:p>7.388253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0168" calcext:value-type="float">
            <text:p>7.44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2247</text:p>
          </table:table-cell>
          <table:table-cell office:value-type="string" calcext:value-type="string">
            <text:p>201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2416" calcext:value-type="float">
            <text:p>8.66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782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4530" meta:object-count="0"/>
    <meta:user-defined meta:name="AppVersion">3.0</meta:user-defined>
  </office:meta>
</office:document-meta>
</file>